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10000024CC7CA7E7DA54614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52in" svg:y="-0.0598in" svg:width="6.6929in" svg:height="4.3866in" draw:z-index="0"><draw:image xlink:href="Pictures/10000000000003810000024CC7CA7E7DA54614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4:09:23.601502682</meta:creation-date>
    <dc:date>2018-06-12T14:10:06.000931386</dc:date>
    <meta:editing-duration>PT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